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10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10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97年 8月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<text:s text:c="3"/>August - 2008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2">(</text:span><text:span text:style-name="T3">經認定</text:span><text:span text:style-name="T4">)</text:span><text:span text:style-name="T3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78808" calcext:value-type="float">
            <text:p><text:s/>478,808 </text:p>
          </table:table-cell>
          <table:table-cell table:style-name="ce28" office:value-type="float" office:value="2472" calcext:value-type="float">
            <text:p><text:s/>2,472 </text:p>
          </table:table-cell>
          <table:table-cell table:style-name="ce28" office:value-type="float" office:value="24694" calcext:value-type="float">
            <text:p><text:s/>24,694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435499" calcext:value-type="float">
            <text:p><text:s/>435,499 </text:p>
          </table:table-cell>
          <table:table-cell table:style-name="ce28" office:value-type="float" office:value="392" calcext:value-type="float">
            <text:p><text:s/>392 </text:p>
          </table:table-cell>
          <table:table-cell table:style-name="ce28" office:value-type="float" office:value="15705" calcext:value-type="float">
            <text:p><text:s/>15,705 </text:p>
          </table:table-cell>
          <table:table-cell table:style-name="ce28" office:value-type="float" office:value="878" calcext:value-type="float">
            <text:p><text:s/>878 </text:p>
          </table:table-cell>
          <table:table-cell table:style-name="ce28" office:value-type="float" office:value="4110" calcext:value-type="float">
            <text:p><text:s/>4,110 </text:p>
          </table:table-cell>
          <table:table-cell table:style-name="ce28" office:value-type="float" office:value="2910" calcext:value-type="float">
            <text:p><text:s/>2,910 </text:p>
          </table:table-cell>
          <table:table-cell table:style-name="ce28" office:value-type="float" office:value="1200" calcext:value-type="float">
            <text:p><text:s/>1,200 </text:p>
          </table:table-cell>
          <table:table-cell table:style-name="ce28" office:value-type="float" office:value="74" calcext:value-type="float">
            <text:p><text:s/>74 </text:p>
          </table:table-cell>
          <table:table-cell table:style-name="ce28" office:value-type="float" office:value="10" calcext:value-type="float">
            <text:p><text:s/>10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309675" calcext:value-type="float">
            <text:p><text:s/>309,675 </text:p>
          </table:table-cell>
          <table:table-cell table:style-name="ce28" office:value-type="float" office:value="1540" calcext:value-type="float">
            <text:p><text:s/>1,540 </text:p>
          </table:table-cell>
          <table:table-cell table:style-name="ce28" office:value-type="float" office:value="18018" calcext:value-type="float">
            <text:p><text:s/>18,018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277580" calcext:value-type="float">
            <text:p><text:s/>277,580 </text:p>
          </table:table-cell>
          <table:table-cell table:style-name="ce28" office:value-type="float" office:value="283" calcext:value-type="float">
            <text:p><text:s/>283 </text:p>
          </table:table-cell>
          <table:table-cell table:style-name="ce28" office:value-type="float" office:value="11910" calcext:value-type="float">
            <text:p><text:s/>11,910 </text:p>
          </table:table-cell>
          <table:table-cell table:style-name="ce28" office:value-type="float" office:value="487" calcext:value-type="float">
            <text:p><text:s/>487 </text:p>
          </table:table-cell>
          <table:table-cell table:style-name="ce28" office:value-type="float" office:value="2935" calcext:value-type="float">
            <text:p><text:s/>2,935 </text:p>
          </table:table-cell>
          <table:table-cell table:style-name="ce28" office:value-type="float" office:value="2167" calcext:value-type="float">
            <text:p><text:s/>2,167 </text:p>
          </table:table-cell>
          <table:table-cell table:style-name="ce28" office:value-type="float" office:value="768" calcext:value-type="float">
            <text:p><text:s/>768 </text:p>
          </table:table-cell>
          <table:table-cell table:style-name="ce28" office:value-type="float" office:value="31" calcext:value-type="float">
            <text:p><text:s/>31 </text:p>
          </table:table-cell>
          <table:table-cell table:style-name="ce28" office:value-type="float" office:value="8" calcext:value-type="float">
            <text:p><text:s/>8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47455" calcext:value-type="float">
            <text:p><text:s/>147,455 </text:p>
          </table:table-cell>
          <table:table-cell table:style-name="ce29" office:value-type="float" office:value="887" calcext:value-type="float">
            <text:p><text:s/>88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39375" calcext:value-type="float">
            <text:p><text:s/>139,375 </text:p>
          </table:table-cell>
          <table:table-cell table:style-name="ce29" office:value-type="float" office:value="232" calcext:value-type="float">
            <text:p><text:s/>232 </text:p>
          </table:table-cell>
          <table:table-cell table:style-name="ce29" office:value-type="float" office:value="6645" calcext:value-type="float">
            <text:p><text:s/>6,645 </text:p>
          </table:table-cell>
          <table:table-cell table:style-name="ce29" office:value-type="float" office:value="402" calcext:value-type="float">
            <text:p><text:s/>402 </text:p>
          </table:table-cell>
          <table:table-cell table:style-name="ce29" office:value-type="float" office:value="1688" calcext:value-type="float">
            <text:p><text:s/>1,688 </text:p>
          </table:table-cell>
          <table:table-cell table:style-name="ce29" office:value-type="float" office:value="1435" calcext:value-type="float">
            <text:p><text:s/>1,435 </text:p>
          </table:table-cell>
          <table:table-cell table:style-name="ce29" office:value-type="float" office:value="253" calcext:value-type="float">
            <text:p><text:s/>253 </text:p>
          </table:table-cell>
          <table:table-cell table:style-name="ce29" office:value-type="float" office:value="28" calcext:value-type="float">
            <text:p><text:s/>28 </text:p>
          </table:table-cell>
          <table:table-cell table:style-name="ce29" office:value-type="float" office:value="8" calcext:value-type="float">
            <text:p><text:s/>8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227" calcext:value-type="float">
            <text:p><text:s/>2,227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20" calcext:value-type="float">
            <text:p><text:s/>52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9" calcext:value-type="float">
            <text:p><text:s/>49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25559" calcext:value-type="float">
            <text:p><text:s/>25,559 </text:p>
          </table:table-cell>
          <table:table-cell table:style-name="ce29" office:value-type="float" office:value="167" calcext:value-type="float">
            <text:p><text:s/>167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3470" calcext:value-type="float">
            <text:p><text:s/>23,47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304" calcext:value-type="float">
            <text:p><text:s/>1,30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18" calcext:value-type="float">
            <text:p><text:s/>218 </text:p>
          </table:table-cell>
          <table:table-cell table:style-name="ce29" office:value-type="float" office:value="51" calcext:value-type="float">
            <text:p><text:s/>51 </text:p>
          </table:table-cell>
          <table:table-cell table:style-name="ce29" office:value-type="float" office:value="167" calcext:value-type="float">
            <text:p><text:s/>167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653" calcext:value-type="float">
            <text:p><text:s/>3,653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57" calcext:value-type="float">
            <text:p><text:s/>2,257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261" calcext:value-type="float">
            <text:p><text:s/>261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26" calcext:value-type="float">
            <text:p><text:s/>26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1143" calcext:value-type="float">
            <text:p><text:s/>1,143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954" calcext:value-type="float">
            <text:p><text:s/>95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79" calcext:value-type="float">
            <text:p><text:s/>179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10" calcext:value-type="float">
            <text:p><text:s/>1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743" calcext:value-type="float">
            <text:p><text:s/>6,743 </text:p>
          </table:table-cell>
          <table:table-cell table:style-name="ce29" office:value-type="float" office:value="14" calcext:value-type="float">
            <text:p><text:s/>14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501" calcext:value-type="float">
            <text:p><text:s/>5,501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102" calcext:value-type="float">
            <text:p><text:s/>102 </text:p>
          </table:table-cell>
          <table:table-cell table:style-name="ce29" office:value-type="float" office:value="8" calcext:value-type="float">
            <text:p><text:s/>8 </text:p>
          </table:table-cell>
          <table:table-cell table:number-columns-repeated="2" table:style-name="ce29" office:value-type="float" office:value="13" calcext:value-type="float">
            <text:p><text:s/>13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751" calcext:value-type="float">
            <text:p><text:s/>4,751 </text:p>
          </table:table-cell>
          <table:table-cell table:style-name="ce29" office:value-type="float" office:value="17" calcext:value-type="float">
            <text:p><text:s/>17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213" calcext:value-type="float">
            <text:p><text:s/>4,213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274" calcext:value-type="float">
            <text:p><text:s/>27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6" calcext:value-type="float">
            <text:p><text:s/>36 </text:p>
          </table:table-cell>
          <table:table-cell table:style-name="ce29" office:value-type="float" office:value="25" calcext:value-type="float">
            <text:p><text:s/>25 </text:p>
          </table:table-cell>
          <table:table-cell table:style-name="ce29" office:value-type="float" office:value="11" calcext:value-type="float">
            <text:p><text:s/>1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35" calcext:value-type="float">
            <text:p><text:s/>1,635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4" calcext:value-type="float">
            <text:p><text:s/>1,524 </text:p>
          </table:table-cell>
          <table:table-cell table:number-columns-repeated="3"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3" calcext:value-type="float">
            <text:p><text:s/>3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2010" calcext:value-type="float">
            <text:p><text:s/>2,010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663" calcext:value-type="float">
            <text:p><text:s/>1,663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24" calcext:value-type="float">
            <text:p><text:s/>24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9" calcext:value-type="float">
            <text:p><text:s/>9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892" calcext:value-type="float">
            <text:p><text:s/>1,892 </text:p>
          </table:table-cell>
          <table:table-cell table:style-name="ce29" office:value-type="float" office:value="10" calcext:value-type="float">
            <text:p><text:s/>10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77" calcext:value-type="float">
            <text:p><text:s/>1,47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7" calcext:value-type="float">
            <text:p><text:s/>47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2" table:style-name="ce29" office:value-type="float" office:value="11" calcext:value-type="float">
            <text:p><text:s/>1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478" calcext:value-type="float">
            <text:p><text:s/>478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73" calcext:value-type="float">
            <text:p><text:s/>37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3" calcext:value-type="float">
            <text:p><text:s/>9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" calcext:value-type="float">
            <text:p><text:s/>22 </text:p>
          </table:table-cell>
          <table:table-cell table:style-name="ce29" office:value-type="float" office:value="12" calcext:value-type="float">
            <text:p><text:s/>12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1484" calcext:value-type="float">
            <text:p><text:s/>11,484 </text:p>
          </table:table-cell>
          <table:table-cell table:style-name="ce29" office:value-type="float" office:value="51" calcext:value-type="float">
            <text:p><text:s/>51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885" calcext:value-type="float">
            <text:p><text:s/>10,88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63" calcext:value-type="float">
            <text:p><text:s/>36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8" calcext:value-type="float">
            <text:p><text:s/>118 </text:p>
          </table:table-cell>
          <table:table-cell table:style-name="ce29" office:value-type="float" office:value="67" calcext:value-type="float">
            <text:p><text:s/>67 </text:p>
          </table:table-cell>
          <table:table-cell table:style-name="ce29" office:value-type="float" office:value="51" calcext:value-type="float">
            <text:p><text:s/>5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740" calcext:value-type="float">
            <text:p><text:s/>12,740 </text:p>
          </table:table-cell>
          <table:table-cell table:style-name="ce29" office:value-type="float" office:value="41" calcext:value-type="float">
            <text:p><text:s/>41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86" calcext:value-type="float">
            <text:p><text:s/>11,78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77" calcext:value-type="float">
            <text:p><text:s/>77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61" calcext:value-type="float">
            <text:p><text:s/>61 </text:p>
          </table:table-cell>
          <table:table-cell table:style-name="ce29" office:value-type="float" office:value="22" calcext:value-type="float">
            <text:p><text:s/>22 </text:p>
          </table:table-cell>
          <table:table-cell table:style-name="ce29" office:value-type="float" office:value="39" calcext:value-type="float">
            <text:p><text:s/>3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47" calcext:value-type="float">
            <text:p><text:s/>347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47" calcext:value-type="float">
            <text:p><text:s/>347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7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281" calcext:value-type="float">
            <text:p><text:s/>2,281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182" calcext:value-type="float">
            <text:p><text:s/>2,18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1" calcext:value-type="float">
            <text:p><text:s/>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8" calcext:value-type="float">
            <text:p><text:s/>58 </text:p>
          </table:table-cell>
          <table:table-cell table:style-name="ce29" office:value-type="float" office:value="48" calcext:value-type="float">
            <text:p><text:s/>48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11" calcext:value-type="float">
            <text:p><text:s/>11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4" table:style-name="ce29" office:value-type="float" office:value="0" calcext:value-type="float">
            <text:p><text:s/>-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7" calcext:value-type="float">
            <text:p><text:s/>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6471" calcext:value-type="float">
            <text:p><text:s/>16,471 </text:p>
          </table:table-cell>
          <table:table-cell table:style-name="ce29" office:value-type="float" office:value="30" calcext:value-type="float">
            <text:p><text:s/>30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42" calcext:value-type="float">
            <text:p><text:s/>15,242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264" calcext:value-type="float">
            <text:p><text:s/>264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60" calcext:value-type="float">
            <text:p><text:s/>60 </text:p>
          </table:table-cell>
          <table:table-cell table:style-name="ce29" office:value-type="float" office:value="33" calcext:value-type="float">
            <text:p><text:s/>33 </text:p>
          </table:table-cell>
          <table:table-cell table:style-name="ce29" office:value-type="float" office:value="27" calcext:value-type="float">
            <text:p><text:s/>2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732" calcext:value-type="float">
            <text:p><text:s/>5,732 </text:p>
          </table:table-cell>
          <table:table-cell table:style-name="ce29" office:value-type="float" office:value="20" calcext:value-type="float">
            <text:p><text:s/>20 </text:p>
          </table:table-cell>
          <table:table-cell table:style-name="ce29" office:value-type="float" office:value="620" calcext:value-type="float">
            <text:p><text:s/>620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4898" calcext:value-type="float">
            <text:p><text:s/>4,898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85" calcext:value-type="float">
            <text:p><text:s/>185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40" calcext:value-type="float">
            <text:p><text:s/>40 </text:p>
          </table:table-cell>
          <table:table-cell table:style-name="ce29" office:value-type="float" office:value="29" calcext:value-type="float">
            <text:p><text:s/>29 </text:p>
          </table:table-cell>
          <table:table-cell table:style-name="ce29" office:value-type="float" office:value="11" calcext:value-type="float">
            <text:p><text:s/>1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29321" calcext:value-type="float">
            <text:p><text:s/>29,321 </text:p>
          </table:table-cell>
          <table:table-cell table:style-name="ce29" office:value-type="float" office:value="217" calcext:value-type="float">
            <text:p><text:s/>217 </text:p>
          </table:table-cell>
          <table:table-cell table:style-name="ce29" office:value-type="float" office:value="2675" calcext:value-type="float">
            <text:p><text:s/>2,67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4754" calcext:value-type="float">
            <text:p><text:s/>24,754 </text:p>
          </table:table-cell>
          <table:table-cell table:style-name="ce29" office:value-type="float" office:value="15" calcext:value-type="float">
            <text:p><text:s/>15 </text:p>
          </table:table-cell>
          <table:table-cell table:style-name="ce29" office:value-type="float" office:value="1618" calcext:value-type="float">
            <text:p><text:s/>1,618 </text:p>
          </table:table-cell>
          <table:table-cell table:style-name="ce29" office:value-type="float" office:value="24" calcext:value-type="float">
            <text:p><text:s/>24 </text:p>
          </table:table-cell>
          <table:table-cell table:style-name="ce29" office:value-type="float" office:value="452" calcext:value-type="float">
            <text:p><text:s/>452 </text:p>
          </table:table-cell>
          <table:table-cell table:style-name="ce29" office:value-type="float" office:value="274" calcext:value-type="float">
            <text:p><text:s/>274 </text:p>
          </table:table-cell>
          <table:table-cell table:style-name="ce29" office:value-type="float" office:value="178" calcext:value-type="float">
            <text:p><text:s/>178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691" calcext:value-type="float">
            <text:p><text:s/>15,691 </text:p>
          </table:table-cell>
          <table:table-cell table:style-name="ce29" office:value-type="float" office:value="19" calcext:value-type="float">
            <text:p><text:s/>19 </text:p>
          </table:table-cell>
          <table:table-cell table:style-name="ce29" office:value-type="float" office:value="3521" calcext:value-type="float">
            <text:p><text:s/>3,52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2070" calcext:value-type="float">
            <text:p><text:s/>12,07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9" calcext:value-type="float">
            <text:p><text:s/>59 </text:p>
          </table:table-cell>
          <table:table-cell table:style-name="ce29" office:value-type="float" office:value="19" calcext:value-type="float">
            <text:p><text:s/>19 </text:p>
          </table:table-cell>
          <table:table-cell table:number-columns-repeated="2" table:style-name="ce29" office:value-type="float" office:value="41" calcext:value-type="float">
            <text:p><text:s/>4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8051" calcext:value-type="float">
            <text:p><text:s/>18,051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089" calcext:value-type="float">
            <text:p><text:s/>14,089 </text:p>
          </table:table-cell>
          <table:table-cell table:style-name="ce29" office:value-type="float" office:value="14" calcext:value-type="float">
            <text:p><text:s/>14 </text:p>
          </table:table-cell>
          <table:table-cell table:style-name="ce29" office:value-type="float" office:value="309" calcext:value-type="float">
            <text:p><text:s/>309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51" calcext:value-type="float">
            <text:p><text:s/>51 </text:p>
          </table:table-cell>
          <table:table-cell table:style-name="ce29" office:value-type="float" office:value="44" calcext:value-type="float">
            <text:p><text:s/>44 </text:p>
          </table:table-cell>
          <table:table-cell table:style-name="ce29" office:value-type="float" office:value="7" calcext:value-type="float">
            <text:p><text:s/>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8494" calcext:value-type="float">
            <text:p><text:s/>78,494 </text:p>
          </table:table-cell>
          <table:table-cell table:style-name="ce28" office:value-type="float" office:value="467" calcext:value-type="float">
            <text:p><text:s/>467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70046" calcext:value-type="float">
            <text:p><text:s/>70,046 </text:p>
          </table:table-cell>
          <table:table-cell table:style-name="ce28" office:value-type="float" office:value="68" calcext:value-type="float">
            <text:p><text:s/>68 </text:p>
          </table:table-cell>
          <table:table-cell table:style-name="ce28" office:value-type="float" office:value="1358" calcext:value-type="float">
            <text:p><text:s/>1,358 </text:p>
          </table:table-cell>
          <table:table-cell table:style-name="ce28" office:value-type="float" office:value="267" calcext:value-type="float">
            <text:p><text:s/>267 </text:p>
          </table:table-cell>
          <table:table-cell table:style-name="ce28" office:value-type="float" office:value="546" calcext:value-type="float">
            <text:p><text:s/>546 </text:p>
          </table:table-cell>
          <table:table-cell table:style-name="ce28" office:value-type="float" office:value="414" calcext:value-type="float">
            <text:p><text:s/>414 </text:p>
          </table:table-cell>
          <table:table-cell table:style-name="ce28" office:value-type="float" office:value="132" calcext:value-type="float">
            <text:p><text:s/>132 </text:p>
          </table:table-cell>
          <table:table-cell table:style-name="ce28" office:value-type="float" office:value="41" calcext:value-type="float">
            <text:p><text:s/>41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8925" calcext:value-type="float">
            <text:p><text:s/>88,925 </text:p>
          </table:table-cell>
          <table:table-cell table:style-name="ce28" office:value-type="float" office:value="465" calcext:value-type="float">
            <text:p><text:s/>465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6233" calcext:value-type="float">
            <text:p><text:s/>86,233 </text:p>
          </table:table-cell>
          <table:table-cell table:style-name="ce28" office:value-type="float" office:value="41" calcext:value-type="float">
            <text:p><text:s/>41 </text:p>
          </table:table-cell>
          <table:table-cell table:style-name="ce28" office:value-type="float" office:value="2373" calcext:value-type="float">
            <text:p><text:s/>2,373 </text:p>
          </table:table-cell>
          <table:table-cell table:style-name="ce28" office:value-type="float" office:value="124" calcext:value-type="float">
            <text:p><text:s/>124 </text:p>
          </table:table-cell>
          <table:table-cell table:style-name="ce28" office:value-type="float" office:value="619" calcext:value-type="float">
            <text:p><text:s/>619 </text:p>
          </table:table-cell>
          <table:table-cell table:style-name="ce28" office:value-type="float" office:value="319" calcext:value-type="float">
            <text:p><text:s/>319 </text:p>
          </table:table-cell>
          <table:table-cell table:style-name="ce28" office:value-type="float" office:value="300" calcext:value-type="float">
            <text:p><text:s/>300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1714" calcext:value-type="float">
            <text:p><text:s/>1,714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28" office:value-type="float" office:value="1640" calcext:value-type="float">
            <text:p><text:s/>1,640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64" calcext:value-type="float">
            <text:p><text:s/>64 </text:p>
          </table:table-cell>
          <table:table-cell table:style-name="ce28" office:value-type="float" office:value="0" calcext:value-type="float">
            <text:p><text:s/>- </text:p>
          </table:table-cell>
          <table:table-cell table:number-columns-repeated="2" table:style-name="ce28" office:value-type="float" office:value="10" calcext:value-type="float">
            <text:p><text:s/>10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696" calcext:value-type="float">
            <text:p><text:s/>1,696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1634" calcext:value-type="float">
            <text:p><text:s/>1,6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4" calcext:value-type="float">
            <text:p><text:s/>54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8" calcext:value-type="float">
            <text:p><text:s/>8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18" calcext:value-type="float">
            <text:p><text:s/>18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" calcext:value-type="float">
            <text:p><text:s/>10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2" calcext:value-type="float">
            <text:p><text:s/>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10違章拆除" style:display-name="PageStyle_9610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8-10-07T09:42:33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